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indent="0in"/>
      <style:text-properties fo:font-weight="bold" style:font-weight-asian="bold" style:font-weight-complex="bold"/>
    </style:style>
    <style:style style:name="P2" style:parent-style-name="Normal" style:family="paragraph">
      <style:paragraph-properties fo:text-indent="0in"/>
    </style:style>
    <style:style style:name="P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4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5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6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fo:language="en" fo:country="US" style:language-asian="de" style:country-asian="DE"/>
    </style:style>
    <style:style style:name="P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1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1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1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17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8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P19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0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1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2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3" style:parent-style-name="Normal" style:family="paragraph">
      <style:paragraph-properties style:line-break="normal" fo:text-align="start" fo:line-height="100%" fo:text-indent="0in" fo:background-color="#0F0F0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  <style:background-fill draw:fill="solid" draw:fill-color="#0F0F0F"/>
      </style:paragraph-properties>
    </style:style>
    <style:style style:name="T24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T25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style:language-asian="de" style:country-asian="DE"/>
    </style:style>
    <style:style style:name="T26" style:parent-style-name="DefaultParagraphFont" style:family="text">
      <style:text-properties style:font-name="Lucida Console" style:font-name-asian="Times New Roman" style:font-name-complex="Courier New" fo:color="#FFFFFF" style:letter-kerning="false" fo:font-size="10pt" style:font-size-asian="10pt" style:font-size-complex="10pt" fo:background-color="#00FF00" style:language-asian="de" style:country-asian="DE"/>
    </style:style>
    <style:style style:name="P27" style:parent-style-name="Normal" style:family="paragraph">
      <style:paragraph-properties fo:text-indent="0in"/>
    </style:style>
    <style:style style:name="P28" style:parent-style-name="ListParagraph" style:list-style-name="LFO2" style:family="paragraph"/>
    <style:style style:name="P29" style:parent-style-name="ListParagraph" style:list-style-name="LFO2" style:family="paragraph"/>
    <style:style style:name="P30" style:parent-style-name="ListParagraph" style:list-style-name="LFO2" style:family="paragraph"/>
    <style:style style:name="P31" style:parent-style-name="ListParagraph" style:list-style-name="LFO2" style:family="paragraph"/>
    <style:style style:name="P32" style:parent-style-name="Normal" style:family="paragraph">
      <style:paragraph-properties fo:text-indent="0in"/>
      <style:text-properties fo:language="en" fo:country="US"/>
    </style:style>
    <style:style style:name="P33" style:parent-style-name="Normal" style:family="paragraph">
      <style:paragraph-properties fo:text-indent="0in"/>
      <style:text-properties fo:language="en" fo:country="US"/>
    </style:style>
    <style:style style:name="P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" style:parent-style-name="gntyacmbo3b" style:family="text">
      <style:text-properties style:font-name="Lucida Console" style:font-name-asian="Times New Roman" fo:color="#FFFFFF" fo:language="en" fo:country="US"/>
    </style:style>
    <style:style style:name="P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7" style:parent-style-name="gntyacmbo3b" style:family="text">
      <style:text-properties style:font-name="Lucida Console" style:font-name-asian="Times New Roman" fo:color="#FFFFFF" fo:language="en" fo:country="US"/>
    </style:style>
    <style:style style:name="P3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9" style:parent-style-name="gntyacmbo3b" style:family="text">
      <style:text-properties style:font-name="Lucida Console" style:font-name-asian="Times New Roman" fo:color="#FFFFFF" fo:language="en" fo:country="US"/>
    </style:style>
    <style:style style:name="P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2" style:parent-style-name="gntyacmbo3b" style:family="text">
      <style:text-properties style:font-name="Lucida Console" style:font-name-asian="Times New Roman" fo:color="#FFFFFF" fo:language="en" fo:country="US"/>
    </style:style>
    <style:style style:name="P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4" style:parent-style-name="gntyacmbo3b" style:family="text">
      <style:text-properties style:font-name="Lucida Console" style:font-name-asian="Times New Roman" fo:color="#FFFFFF" fo:language="en" fo:country="US"/>
    </style:style>
    <style:style style:name="P4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46" style:parent-style-name="gntyacmbo3b" style:family="text">
      <style:text-properties style:font-name="Lucida Console" style:font-name-asian="Times New Roman" fo:color="#FFFFFF" fo:background-color="#00FF00"/>
    </style:style>
    <style:style style:name="T47" style:parent-style-name="gntyacmbo3b" style:family="text">
      <style:text-properties style:font-name="Lucida Console" style:font-name-asian="Times New Roman" fo:color="#FFFFFF"/>
    </style:style>
    <style:style style:name="T48" style:parent-style-name="gntyacmbo3b" style:family="text">
      <style:text-properties style:font-name="Lucida Console" style:font-name-asian="Times New Roman" fo:color="#FFFFFF" fo:background-color="#00FF00"/>
    </style:style>
    <style:style style:name="P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0" style:parent-style-name="gntyacmbo3b" style:family="text">
      <style:text-properties style:font-name="Lucida Console" style:font-name-asian="Times New Roman" fo:color="#FFFFFF"/>
    </style:style>
    <style:style style:name="P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2" style:parent-style-name="gntyacmbo3b" style:family="text">
      <style:text-properties style:font-name="Lucida Console" style:font-name-asian="Times New Roman" fo:color="#FFFFFF"/>
    </style:style>
    <style:style style:name="P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4" style:parent-style-name="gntyacmbo3b" style:family="text">
      <style:text-properties style:font-name="Lucida Console" style:font-name-asian="Times New Roman" fo:color="#FFFFFF" fo:background-color="#00FF00"/>
    </style:style>
    <style:style style:name="T55" style:parent-style-name="gntyacmbo3b" style:family="text">
      <style:text-properties style:font-name="Lucida Console" style:font-name-asian="Times New Roman" fo:color="#FFFFFF"/>
    </style:style>
    <style:style style:name="T56" style:parent-style-name="gntyacmbo3b" style:family="text">
      <style:text-properties style:font-name="Lucida Console" style:font-name-asian="Times New Roman" fo:color="#FFFFFF" fo:background-color="#00FF00"/>
    </style:style>
    <style:style style:name="P5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58" style:parent-style-name="gntyacmbo3b" style:family="text">
      <style:text-properties style:font-name="Lucida Console" style:font-name-asian="Times New Roman" fo:color="#FFFFFF" fo:background-color="#00FF00"/>
    </style:style>
    <style:style style:name="T59" style:parent-style-name="gntyacmbo3b" style:family="text">
      <style:text-properties style:font-name="Lucida Console" style:font-name-asian="Times New Roman" fo:color="#FFFFFF"/>
    </style:style>
    <style:style style:name="T60" style:parent-style-name="gntyacmbo3b" style:family="text">
      <style:text-properties style:font-name="Lucida Console" style:font-name-asian="Times New Roman" fo:color="#FFFFFF" fo:background-color="#00FF00"/>
    </style:style>
    <style:style style:name="P6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2" style:parent-style-name="gntyacmbo3b" style:family="text">
      <style:text-properties style:font-name="Lucida Console" style:font-name-asian="Times New Roman" fo:color="#FFFFFF"/>
    </style:style>
    <style:style style:name="P63" style:parent-style-name="Normal" style:family="paragraph">
      <style:paragraph-properties fo:text-indent="0in"/>
      <style:text-properties fo:language="en" fo:country="US"/>
    </style:style>
    <style:style style:name="P64" style:parent-style-name="ListParagraph" style:list-style-name="LFO2" style:family="paragraph">
      <style:text-properties fo:language="en" fo:country="US"/>
    </style:style>
    <style:style style:name="P65" style:parent-style-name="Normal" style:family="paragraph">
      <style:paragraph-properties fo:text-indent="0in"/>
      <style:text-properties fo:language="en" fo:country="US"/>
    </style:style>
    <style:style style:name="P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7" style:parent-style-name="gntyacmbo3b" style:family="text">
      <style:text-properties style:font-name="Lucida Console" style:font-name-asian="Times New Roman" fo:color="#FFFFFF" fo:language="en" fo:country="US"/>
    </style:style>
    <style:style style:name="P6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69" style:parent-style-name="gntyacmbo3b" style:family="text">
      <style:text-properties style:font-name="Lucida Console" style:font-name-asian="Times New Roman" fo:color="#FFFFFF" fo:language="en" fo:country="US"/>
    </style:style>
    <style:style style:name="P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1" style:parent-style-name="gntyacmbo3b" style:family="text">
      <style:text-properties style:font-name="Lucida Console" style:font-name-asian="Times New Roman" fo:color="#FFFFFF" fo:language="en" fo:country="US"/>
    </style:style>
    <style:style style:name="P7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4" style:parent-style-name="gntyacmbo3b" style:family="text">
      <style:text-properties style:font-name="Lucida Console" style:font-name-asian="Times New Roman" fo:color="#FFFFFF" fo:language="en" fo:country="US"/>
    </style:style>
    <style:style style:name="P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6" style:parent-style-name="gntyacmbo3b" style:family="text">
      <style:text-properties style:font-name="Lucida Console" style:font-name-asian="Times New Roman" fo:color="#FFFFFF" fo:language="en" fo:country="US"/>
    </style:style>
    <style:style style:name="P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78" style:parent-style-name="gntyacmbo3b" style:family="text">
      <style:text-properties style:font-name="Lucida Console" style:font-name-asian="Times New Roman" fo:color="#FFFFFF" fo:background-color="#00FF00"/>
    </style:style>
    <style:style style:name="T79" style:parent-style-name="gntyacmbo3b" style:family="text">
      <style:text-properties style:font-name="Lucida Console" style:font-name-asian="Times New Roman" fo:color="#FFFFFF"/>
    </style:style>
    <style:style style:name="T80" style:parent-style-name="gntyacmbo3b" style:family="text">
      <style:text-properties style:font-name="Lucida Console" style:font-name-asian="Times New Roman" fo:color="#FFFFFF" fo:background-color="#00FF00"/>
    </style:style>
    <style:style style:name="P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2" style:parent-style-name="gntyacmbo3b" style:family="text">
      <style:text-properties style:font-name="Lucida Console" style:font-name-asian="Times New Roman" fo:color="#FFFFFF"/>
    </style:style>
    <style:style style:name="P8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4" style:parent-style-name="gntyacmbo3b" style:family="text">
      <style:text-properties style:font-name="Lucida Console" style:font-name-asian="Times New Roman" fo:color="#FFFFFF"/>
    </style:style>
    <style:style style:name="P8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86" style:parent-style-name="gntyacmbo3b" style:family="text">
      <style:text-properties style:font-name="Lucida Console" style:font-name-asian="Times New Roman" fo:color="#FFFFFF" fo:background-color="#00FF00"/>
    </style:style>
    <style:style style:name="T87" style:parent-style-name="gntyacmbo3b" style:family="text">
      <style:text-properties style:font-name="Lucida Console" style:font-name-asian="Times New Roman" fo:color="#FFFFFF"/>
    </style:style>
    <style:style style:name="T88" style:parent-style-name="gntyacmbo3b" style:family="text">
      <style:text-properties style:font-name="Lucida Console" style:font-name-asian="Times New Roman" fo:color="#FFFFFF" fo:background-color="#00FF00"/>
    </style:style>
    <style:style style:name="P8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0" style:parent-style-name="gntyacmbo3b" style:family="text">
      <style:text-properties style:font-name="Lucida Console" style:font-name-asian="Times New Roman" fo:color="#FFFFFF" fo:background-color="#00FF00"/>
    </style:style>
    <style:style style:name="T91" style:parent-style-name="gntyacmbo3b" style:family="text">
      <style:text-properties style:font-name="Lucida Console" style:font-name-asian="Times New Roman" fo:color="#FFFFFF"/>
    </style:style>
    <style:style style:name="T92" style:parent-style-name="gntyacmbo3b" style:family="text">
      <style:text-properties style:font-name="Lucida Console" style:font-name-asian="Times New Roman" fo:color="#FFFFFF" fo:background-color="#00FF00"/>
    </style:style>
    <style:style style:name="P9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4" style:parent-style-name="gntyacmbo3b" style:family="text">
      <style:text-properties style:font-name="Lucida Console" style:font-name-asian="Times New Roman" fo:color="#FFFFFF"/>
    </style:style>
    <style:style style:name="P95" style:parent-style-name="Normal" style:family="paragraph">
      <style:paragraph-properties fo:text-indent="0in"/>
      <style:text-properties fo:language="en" fo:country="US"/>
    </style:style>
    <style:style style:name="P96" style:parent-style-name="ListParagraph" style:list-style-name="LFO2" style:family="paragraph">
      <style:text-properties fo:language="en" fo:country="US"/>
    </style:style>
    <style:style style:name="P97" style:parent-style-name="Normal" style:family="paragraph">
      <style:paragraph-properties fo:text-indent="0in"/>
      <style:text-properties fo:language="en" fo:country="US"/>
    </style:style>
    <style:style style:name="P9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99" style:parent-style-name="gntyacmbo3b" style:family="text">
      <style:text-properties style:font-name="Lucida Console" style:font-name-asian="Times New Roman" fo:color="#FFFFFF" fo:language="en" fo:country="US"/>
    </style:style>
    <style:style style:name="P1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1" style:parent-style-name="gntyacmbo3b" style:family="text">
      <style:text-properties style:font-name="Lucida Console" style:font-name-asian="Times New Roman" fo:color="#FFFFFF" fo:language="en" fo:country="US"/>
    </style:style>
    <style:style style:name="P10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3" style:parent-style-name="gntyacmbo3b" style:family="text">
      <style:text-properties style:font-name="Lucida Console" style:font-name-asian="Times New Roman" fo:color="#FFFFFF" fo:language="en" fo:country="US"/>
    </style:style>
    <style:style style:name="P10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0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6" style:parent-style-name="gntyacmbo3b" style:family="text">
      <style:text-properties style:font-name="Lucida Console" style:font-name-asian="Times New Roman" fo:color="#FFFFFF" fo:language="en" fo:country="US"/>
    </style:style>
    <style:style style:name="P10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08" style:parent-style-name="gntyacmbo3b" style:family="text">
      <style:text-properties style:font-name="Lucida Console" style:font-name-asian="Times New Roman" fo:color="#FFFFFF" fo:language="en" fo:country="US"/>
    </style:style>
    <style:style style:name="P10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0" style:parent-style-name="gntyacmbo3b" style:family="text">
      <style:text-properties style:font-name="Lucida Console" style:font-name-asian="Times New Roman" fo:color="#FFFFFF" fo:background-color="#00FF00"/>
    </style:style>
    <style:style style:name="T111" style:parent-style-name="gntyacmbo3b" style:family="text">
      <style:text-properties style:font-name="Lucida Console" style:font-name-asian="Times New Roman" fo:color="#FFFFFF"/>
    </style:style>
    <style:style style:name="T112" style:parent-style-name="gntyacmbo3b" style:family="text">
      <style:text-properties style:font-name="Lucida Console" style:font-name-asian="Times New Roman" fo:color="#FFFFFF" fo:background-color="#00FF00"/>
    </style:style>
    <style:style style:name="P1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4" style:parent-style-name="gntyacmbo3b" style:family="text">
      <style:text-properties style:font-name="Lucida Console" style:font-name-asian="Times New Roman" fo:color="#FFFFFF"/>
    </style:style>
    <style:style style:name="P1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16" style:parent-style-name="gntyacmbo3b" style:family="text">
      <style:text-properties style:font-name="Lucida Console" style:font-name-asian="Times New Roman" fo:color="#FFFFFF" fo:background-color="#00FF00"/>
    </style:style>
    <style:style style:name="T117" style:parent-style-name="gntyacmbo3b" style:family="text">
      <style:text-properties style:font-name="Lucida Console" style:font-name-asian="Times New Roman" fo:color="#FFFFFF"/>
    </style:style>
    <style:style style:name="T118" style:parent-style-name="gntyacmbo3b" style:family="text">
      <style:text-properties style:font-name="Lucida Console" style:font-name-asian="Times New Roman" fo:color="#FFFFFF" fo:background-color="#00FF00"/>
    </style:style>
    <style:style style:name="P1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0" style:parent-style-name="gntyacmbo3b" style:family="text">
      <style:text-properties style:font-name="Lucida Console" style:font-name-asian="Times New Roman" fo:color="#FFFFFF" fo:background-color="#00FF00"/>
    </style:style>
    <style:style style:name="T121" style:parent-style-name="gntyacmbo3b" style:family="text">
      <style:text-properties style:font-name="Lucida Console" style:font-name-asian="Times New Roman" fo:color="#FFFFFF"/>
    </style:style>
    <style:style style:name="T122" style:parent-style-name="gntyacmbo3b" style:family="text">
      <style:text-properties style:font-name="Lucida Console" style:font-name-asian="Times New Roman" fo:color="#FFFFFF" fo:background-color="#00FF00"/>
    </style:style>
    <style:style style:name="P12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4" style:parent-style-name="gntyacmbo3b" style:family="text">
      <style:text-properties style:font-name="Lucida Console" style:font-name-asian="Times New Roman" fo:color="#FFFFFF" fo:background-color="#00FF00"/>
    </style:style>
    <style:style style:name="T125" style:parent-style-name="gntyacmbo3b" style:family="text">
      <style:text-properties style:font-name="Lucida Console" style:font-name-asian="Times New Roman" fo:color="#FFFFFF"/>
    </style:style>
    <style:style style:name="T126" style:parent-style-name="gntyacmbo3b" style:family="text">
      <style:text-properties style:font-name="Lucida Console" style:font-name-asian="Times New Roman" fo:color="#FFFFFF" fo:background-color="#00FF00"/>
    </style:style>
    <style:style style:name="P12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28" style:parent-style-name="gntyacmbo3b" style:family="text">
      <style:text-properties style:font-name="Lucida Console" style:font-name-asian="Times New Roman" fo:color="#FFFFFF"/>
    </style:style>
    <style:style style:name="P129" style:parent-style-name="Normal" style:family="paragraph">
      <style:paragraph-properties fo:text-indent="0in"/>
      <style:text-properties fo:language="en" fo:country="US"/>
    </style:style>
    <style:style style:name="P130" style:parent-style-name="ListParagraph" style:list-style-name="LFO2" style:family="paragraph">
      <style:text-properties fo:language="en" fo:country="US"/>
    </style:style>
    <style:style style:name="P131" style:parent-style-name="ListParagraph" style:list-style-name="LFO2" style:family="paragraph">
      <style:text-properties fo:language="en" fo:country="US"/>
    </style:style>
    <style:style style:name="P132" style:parent-style-name="ListParagraph" style:list-style-name="LFO2" style:family="paragraph">
      <style:text-properties fo:language="en" fo:country="US"/>
    </style:style>
    <style:style style:name="P133" style:parent-style-name="Normal" style:family="paragraph">
      <style:paragraph-properties fo:text-indent="0in"/>
      <style:text-properties fo:language="en" fo:country="US"/>
    </style:style>
    <style:style style:name="P134" style:parent-style-name="Normal" style:family="paragraph">
      <style:paragraph-properties fo:text-indent="0in"/>
      <style:text-properties fo:language="en" fo:country="US"/>
    </style:style>
    <style:style style:name="P13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6" style:parent-style-name="gntyacmbo3b" style:family="text">
      <style:text-properties style:font-name="Lucida Console" style:font-name-asian="Times New Roman" fo:color="#FFFFFF" fo:language="en" fo:country="US"/>
    </style:style>
    <style:style style:name="P13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38" style:parent-style-name="gntyacmbo3b" style:family="text">
      <style:text-properties style:font-name="Lucida Console" style:font-name-asian="Times New Roman" fo:color="#FFFFFF" fo:language="en" fo:country="US"/>
    </style:style>
    <style:style style:name="P1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0" style:parent-style-name="gntyacmbo3b" style:family="text">
      <style:text-properties style:font-name="Lucida Console" style:font-name-asian="Times New Roman" fo:color="#FFFFFF" fo:language="en" fo:country="US"/>
    </style:style>
    <style:style style:name="P1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4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3" style:parent-style-name="gntyacmbo3b" style:family="text">
      <style:text-properties style:font-name="Lucida Console" style:font-name-asian="Times New Roman" fo:color="#FFFFFF" fo:language="en" fo:country="US"/>
    </style:style>
    <style:style style:name="P14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5" style:parent-style-name="gntyacmbo3b" style:family="text">
      <style:text-properties style:font-name="Lucida Console" style:font-name-asian="Times New Roman" fo:color="#FFFFFF" fo:language="en" fo:country="US"/>
    </style:style>
    <style:style style:name="P1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7" style:parent-style-name="gntyacmbo3b" style:family="text">
      <style:text-properties style:font-name="Lucida Console" style:font-name-asian="Times New Roman" fo:color="#FFFFFF"/>
    </style:style>
    <style:style style:name="P14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49" style:parent-style-name="gntyacmbo3b" style:family="text">
      <style:text-properties style:font-name="Lucida Console" style:font-name-asian="Times New Roman" fo:color="#FFFFFF" fo:background-color="#00FF00"/>
    </style:style>
    <style:style style:name="T150" style:parent-style-name="gntyacmbo3b" style:family="text">
      <style:text-properties style:font-name="Lucida Console" style:font-name-asian="Times New Roman" fo:color="#FFFFFF"/>
    </style:style>
    <style:style style:name="T151" style:parent-style-name="gntyacmbo3b" style:family="text">
      <style:text-properties style:font-name="Lucida Console" style:font-name-asian="Times New Roman" fo:color="#FFFFFF" fo:background-color="#00FF00"/>
    </style:style>
    <style:style style:name="P15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3" style:parent-style-name="gntyacmbo3b" style:family="text">
      <style:text-properties style:font-name="Lucida Console" style:font-name-asian="Times New Roman" fo:color="#FFFFFF" fo:background-color="#00FF00"/>
    </style:style>
    <style:style style:name="T154" style:parent-style-name="gntyacmbo3b" style:family="text">
      <style:text-properties style:font-name="Lucida Console" style:font-name-asian="Times New Roman" fo:color="#FFFFFF"/>
    </style:style>
    <style:style style:name="T155" style:parent-style-name="gntyacmbo3b" style:family="text">
      <style:text-properties style:font-name="Lucida Console" style:font-name-asian="Times New Roman" fo:color="#FFFFFF" fo:background-color="#00FF00"/>
    </style:style>
    <style:style style:name="P1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57" style:parent-style-name="gntyacmbo3b" style:family="text">
      <style:text-properties style:font-name="Lucida Console" style:font-name-asian="Times New Roman" fo:color="#FFFFFF" fo:background-color="#00FF00"/>
    </style:style>
    <style:style style:name="T158" style:parent-style-name="gntyacmbo3b" style:family="text">
      <style:text-properties style:font-name="Lucida Console" style:font-name-asian="Times New Roman" fo:color="#FFFFFF"/>
    </style:style>
    <style:style style:name="T159" style:parent-style-name="gntyacmbo3b" style:family="text">
      <style:text-properties style:font-name="Lucida Console" style:font-name-asian="Times New Roman" fo:color="#FFFFFF" fo:background-color="#00FF00"/>
    </style:style>
    <style:style style:name="P1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1" style:parent-style-name="gntyacmbo3b" style:family="text">
      <style:text-properties style:font-name="Lucida Console" style:font-name-asian="Times New Roman" fo:color="#FFFFFF" fo:background-color="#00FF00"/>
    </style:style>
    <style:style style:name="T162" style:parent-style-name="gntyacmbo3b" style:family="text">
      <style:text-properties style:font-name="Lucida Console" style:font-name-asian="Times New Roman" fo:color="#FFFFFF"/>
    </style:style>
    <style:style style:name="T163" style:parent-style-name="gntyacmbo3b" style:family="text">
      <style:text-properties style:font-name="Lucida Console" style:font-name-asian="Times New Roman" fo:color="#FFFFFF" fo:background-color="#00FF00"/>
    </style:style>
    <style:style style:name="P1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65" style:parent-style-name="gntyacmbo3b" style:family="text">
      <style:text-properties style:font-name="Lucida Console" style:font-name-asian="Times New Roman" fo:color="#FFFFFF" fo:background-color="#00FF00"/>
    </style:style>
    <style:style style:name="T166" style:parent-style-name="gntyacmbo3b" style:family="text">
      <style:text-properties style:font-name="Lucida Console" style:font-name-asian="Times New Roman" fo:color="#FFFFFF"/>
    </style:style>
    <style:style style:name="T167" style:parent-style-name="gntyacmbo3b" style:family="text">
      <style:text-properties style:font-name="Lucida Console" style:font-name-asian="Times New Roman" fo:color="#FFFFFF" fo:background-color="#00FF00"/>
    </style:style>
    <style:style style:name="P168" style:parent-style-name="Normal" style:family="paragraph">
      <style:paragraph-properties fo:text-indent="0in"/>
      <style:text-properties fo:language="en" fo:country="US"/>
    </style:style>
    <style:style style:name="P169" style:parent-style-name="ListParagraph" style:list-style-name="LFO2" style:family="paragraph">
      <style:text-properties fo:language="en" fo:country="US"/>
    </style:style>
    <style:style style:name="P170" style:parent-style-name="ListParagraph" style:list-style-name="LFO2" style:family="paragraph">
      <style:text-properties fo:language="en" fo:country="US"/>
    </style:style>
    <style:style style:name="P171" style:parent-style-name="Normal" style:family="paragraph">
      <style:paragraph-properties fo:text-indent="0in"/>
      <style:text-properties fo:language="en" fo:country="US"/>
    </style:style>
    <style:style style:name="P172" style:parent-style-name="Normal" style:family="paragraph">
      <style:paragraph-properties fo:text-indent="0in"/>
      <style:text-properties fo:language="en" fo:country="US"/>
    </style:style>
    <style:style style:name="P17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4" style:parent-style-name="gntyacmbo3b" style:family="text">
      <style:text-properties style:font-name="Lucida Console" style:font-name-asian="Times New Roman" fo:color="#FFFFFF" fo:language="en" fo:country="US"/>
    </style:style>
    <style:style style:name="P1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6" style:parent-style-name="gntyacmbo3b" style:family="text">
      <style:text-properties style:font-name="Lucida Console" style:font-name-asian="Times New Roman" fo:color="#FFFFFF" fo:language="en" fo:country="US"/>
    </style:style>
    <style:style style:name="P1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78" style:parent-style-name="gntyacmbo3b" style:family="text">
      <style:text-properties style:font-name="Lucida Console" style:font-name-asian="Times New Roman" fo:color="#FFFFFF" fo:language="en" fo:country="US"/>
    </style:style>
    <style:style style:name="P1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18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1" style:parent-style-name="gntyacmbo3b" style:family="text">
      <style:text-properties style:font-name="Lucida Console" style:font-name-asian="Times New Roman" fo:color="#FFFFFF" fo:language="en" fo:country="US"/>
    </style:style>
    <style:style style:name="P1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3" style:parent-style-name="gntyacmbo3b" style:family="text">
      <style:text-properties style:font-name="Lucida Console" style:font-name-asian="Times New Roman" fo:color="#FFFFFF" fo:language="en" fo:country="US"/>
    </style:style>
    <style:style style:name="P1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5" style:parent-style-name="gntyacmbo3b" style:family="text">
      <style:text-properties style:font-name="Lucida Console" style:font-name-asian="Times New Roman" fo:color="#FFFFFF"/>
    </style:style>
    <style:style style:name="P1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87" style:parent-style-name="gntyacmbo3b" style:family="text">
      <style:text-properties style:font-name="Lucida Console" style:font-name-asian="Times New Roman" fo:color="#FFFFFF" fo:background-color="#00FF00"/>
    </style:style>
    <style:style style:name="T188" style:parent-style-name="gntyacmbo3b" style:family="text">
      <style:text-properties style:font-name="Lucida Console" style:font-name-asian="Times New Roman" fo:color="#FFFFFF"/>
    </style:style>
    <style:style style:name="T189" style:parent-style-name="gntyacmbo3b" style:family="text">
      <style:text-properties style:font-name="Lucida Console" style:font-name-asian="Times New Roman" fo:color="#FFFFFF" fo:background-color="#00FF00"/>
    </style:style>
    <style:style style:name="P1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1" style:parent-style-name="gntyacmbo3b" style:family="text">
      <style:text-properties style:font-name="Lucida Console" style:font-name-asian="Times New Roman" fo:color="#FFFFFF" fo:background-color="#00FF00"/>
    </style:style>
    <style:style style:name="T192" style:parent-style-name="gntyacmbo3b" style:family="text">
      <style:text-properties style:font-name="Lucida Console" style:font-name-asian="Times New Roman" fo:color="#FFFFFF"/>
    </style:style>
    <style:style style:name="T193" style:parent-style-name="gntyacmbo3b" style:family="text">
      <style:text-properties style:font-name="Lucida Console" style:font-name-asian="Times New Roman" fo:color="#FFFFFF" fo:background-color="#00FF00"/>
    </style:style>
    <style:style style:name="P19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5" style:parent-style-name="gntyacmbo3b" style:family="text">
      <style:text-properties style:font-name="Lucida Console" style:font-name-asian="Times New Roman" fo:color="#FFFFFF"/>
    </style:style>
    <style:style style:name="P1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197" style:parent-style-name="gntyacmbo3b" style:family="text">
      <style:text-properties style:font-name="Lucida Console" style:font-name-asian="Times New Roman" fo:color="#FFFFFF" fo:background-color="#00FF00"/>
    </style:style>
    <style:style style:name="T198" style:parent-style-name="gntyacmbo3b" style:family="text">
      <style:text-properties style:font-name="Lucida Console" style:font-name-asian="Times New Roman" fo:color="#FFFFFF"/>
    </style:style>
    <style:style style:name="T199" style:parent-style-name="gntyacmbo3b" style:family="text">
      <style:text-properties style:font-name="Lucida Console" style:font-name-asian="Times New Roman" fo:color="#FFFFFF" fo:background-color="#00FF00"/>
    </style:style>
    <style:style style:name="P2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01" style:parent-style-name="gntyacmbo3b" style:family="text">
      <style:text-properties style:font-name="Lucida Console" style:font-name-asian="Times New Roman" fo:color="#FFFFFF"/>
    </style:style>
    <style:style style:name="P202" style:parent-style-name="Normal" style:family="paragraph">
      <style:paragraph-properties fo:text-indent="0in"/>
      <style:text-properties fo:language="en" fo:country="US"/>
    </style:style>
    <style:style style:name="P203" style:parent-style-name="ListParagraph" style:list-style-name="LFO2" style:family="paragraph">
      <style:text-properties fo:language="en" fo:country="US"/>
    </style:style>
    <style:style style:name="P204" style:parent-style-name="ListParagraph" style:list-style-name="LFO2" style:family="paragraph">
      <style:text-properties fo:language="en" fo:country="US"/>
    </style:style>
    <style:style style:name="P205" style:parent-style-name="ListParagraph" style:list-style-name="LFO2" style:family="paragraph">
      <style:text-properties fo:language="en" fo:country="US"/>
    </style:style>
    <style:style style:name="P206" style:parent-style-name="Normal" style:family="paragraph">
      <style:paragraph-properties fo:text-indent="0in"/>
      <style:text-properties fo:language="en" fo:country="US"/>
    </style:style>
    <style:style style:name="P207" style:parent-style-name="Normal" style:family="paragraph">
      <style:paragraph-properties fo:text-indent="0in"/>
      <style:text-properties fo:language="en" fo:country="US"/>
    </style:style>
    <style:style style:name="P208" style:parent-style-name="Normal" style:family="paragraph">
      <style:paragraph-properties fo:text-indent="0in"/>
      <style:text-properties fo:language="en" fo:country="US"/>
    </style:style>
    <style:style style:name="P209" style:parent-style-name="Normal" style:family="paragraph">
      <style:paragraph-properties fo:text-indent="0in"/>
      <style:text-properties fo:language="en" fo:country="US"/>
    </style:style>
    <style:style style:name="P2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1" style:parent-style-name="gntyacmbf4b" style:family="text">
      <style:text-properties style:font-name="Lucida Console" style:font-name-asian="Times New Roman" fo:color="#FF6600" fo:language="en" fo:country="US"/>
    </style:style>
    <style:style style:name="T212" style:parent-style-name="gntyacmbe3b" style:family="text">
      <style:text-properties style:font-name="Lucida Console" style:font-name-asian="Times New Roman" fo:color="#FF6600" fo:language="en" fo:country="US"/>
    </style:style>
    <style:style style:name="P2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4" style:parent-style-name="gntyacmbo3b" style:family="text">
      <style:text-properties style:font-name="Lucida Console" style:font-name-asian="Times New Roman" fo:color="#FFFFFF" fo:language="en" fo:country="US"/>
    </style:style>
    <style:style style:name="P2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6" style:parent-style-name="gntyacmbo3b" style:family="text">
      <style:text-properties style:font-name="Lucida Console" style:font-name-asian="Times New Roman" fo:color="#FFFFFF" fo:language="en" fo:country="US"/>
    </style:style>
    <style:style style:name="P2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18" style:parent-style-name="gntyacmbo3b" style:family="text">
      <style:text-properties style:font-name="Lucida Console" style:font-name-asian="Times New Roman" fo:color="#FFFFFF" fo:language="en" fo:country="US"/>
    </style:style>
    <style:style style:name="P2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22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1" style:parent-style-name="gntyacmbo3b" style:family="text">
      <style:text-properties style:font-name="Lucida Console" style:font-name-asian="Times New Roman" fo:color="#FFFFFF" fo:language="en" fo:country="US"/>
    </style:style>
    <style:style style:name="P22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3" style:parent-style-name="gntyacmbo3b" style:family="text">
      <style:text-properties style:font-name="Lucida Console" style:font-name-asian="Times New Roman" fo:color="#FFFFFF" fo:language="en" fo:country="US"/>
    </style:style>
    <style:style style:name="P22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5" style:parent-style-name="gntyacmbo3b" style:family="text">
      <style:text-properties style:font-name="Lucida Console" style:font-name-asian="Times New Roman" fo:color="#FFFFFF" fo:background-color="#00FF00" fo:language="en" fo:country="US"/>
    </style:style>
    <style:style style:name="T226" style:parent-style-name="gntyacmbo3b" style:family="text">
      <style:text-properties style:font-name="Lucida Console" style:font-name-asian="Times New Roman" fo:color="#FFFFFF" fo:language="en" fo:country="US"/>
    </style:style>
    <style:style style:name="T227" style:parent-style-name="gntyacmbo3b" style:family="text">
      <style:text-properties style:font-name="Lucida Console" style:font-name-asian="Times New Roman" fo:color="#FFFFFF" fo:background-color="#00FF00" fo:language="en" fo:country="US"/>
    </style:style>
    <style:style style:name="P22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29" style:parent-style-name="gntyacmbo3b" style:family="text">
      <style:text-properties style:font-name="Lucida Console" style:font-name-asian="Times New Roman" fo:color="#FFFFFF" fo:background-color="#00FF00"/>
    </style:style>
    <style:style style:name="T230" style:parent-style-name="gntyacmbo3b" style:family="text">
      <style:text-properties style:font-name="Lucida Console" style:font-name-asian="Times New Roman" fo:color="#FFFFFF"/>
    </style:style>
    <style:style style:name="T231" style:parent-style-name="gntyacmbo3b" style:family="text">
      <style:text-properties style:font-name="Lucida Console" style:font-name-asian="Times New Roman" fo:color="#FFFFFF" fo:background-color="#00FF00"/>
    </style:style>
    <style:style style:name="P23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3" style:parent-style-name="gntyacmbo3b" style:family="text">
      <style:text-properties style:font-name="Lucida Console" style:font-name-asian="Times New Roman" fo:color="#FFFFFF"/>
    </style:style>
    <style:style style:name="P23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5" style:parent-style-name="gntyacmbo3b" style:family="text">
      <style:text-properties style:font-name="Lucida Console" style:font-name-asian="Times New Roman" fo:color="#FFFFFF"/>
    </style:style>
    <style:style style:name="P23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37" style:parent-style-name="gntyacmbo3b" style:family="text">
      <style:text-properties style:font-name="Lucida Console" style:font-name-asian="Times New Roman" fo:color="#FFFFFF" fo:background-color="#00FF00"/>
    </style:style>
    <style:style style:name="T238" style:parent-style-name="gntyacmbo3b" style:family="text">
      <style:text-properties style:font-name="Lucida Console" style:font-name-asian="Times New Roman" fo:color="#FFFFFF"/>
    </style:style>
    <style:style style:name="T239" style:parent-style-name="gntyacmbo3b" style:family="text">
      <style:text-properties style:font-name="Lucida Console" style:font-name-asian="Times New Roman" fo:color="#FFFFFF" fo:background-color="#00FF00"/>
    </style:style>
    <style:style style:name="P24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1" style:parent-style-name="gntyacmbo3b" style:family="text">
      <style:text-properties style:font-name="Lucida Console" style:font-name-asian="Times New Roman" fo:color="#FFFFFF" fo:background-color="#00FF00"/>
    </style:style>
    <style:style style:name="T242" style:parent-style-name="gntyacmbo3b" style:family="text">
      <style:text-properties style:font-name="Lucida Console" style:font-name-asian="Times New Roman" fo:color="#FFFFFF"/>
    </style:style>
    <style:style style:name="T243" style:parent-style-name="gntyacmbo3b" style:family="text">
      <style:text-properties style:font-name="Lucida Console" style:font-name-asian="Times New Roman" fo:color="#FFFFFF" fo:background-color="#00FF00"/>
    </style:style>
    <style:style style:name="P244" style:parent-style-name="Normal" style:family="paragraph">
      <style:paragraph-properties fo:text-indent="0in"/>
      <style:text-properties fo:language="en" fo:country="US"/>
    </style:style>
    <style:style style:name="P245" style:parent-style-name="ListParagraph" style:list-style-name="LFO2" style:family="paragraph">
      <style:text-properties fo:language="en" fo:country="US"/>
    </style:style>
    <style:style style:name="P246" style:parent-style-name="Normal" style:family="paragraph">
      <style:paragraph-properties fo:text-indent="0in"/>
      <style:text-properties fo:language="en" fo:country="US"/>
    </style:style>
    <style:style style:name="P2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48" style:parent-style-name="gntyacmbo3b" style:family="text">
      <style:text-properties style:font-name="Lucida Console" style:font-name-asian="Times New Roman" fo:color="#FFFFFF" fo:language="en" fo:country="US"/>
    </style:style>
    <style:style style:name="P2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0" style:parent-style-name="gntyacmbo3b" style:family="text">
      <style:text-properties style:font-name="Lucida Console" style:font-name-asian="Times New Roman" fo:color="#FFFFFF" fo:language="en" fo:country="US"/>
    </style:style>
    <style:style style:name="P2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2" style:parent-style-name="gntyacmbo3b" style:family="text">
      <style:text-properties style:font-name="Lucida Console" style:font-name-asian="Times New Roman" fo:color="#FFFFFF" fo:language="en" fo:country="US"/>
    </style:style>
    <style:style style:name="P2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25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5" style:parent-style-name="gntyacmbo3b" style:family="text">
      <style:text-properties style:font-name="Lucida Console" style:font-name-asian="Times New Roman" fo:color="#FFFFFF" fo:language="en" fo:country="US"/>
    </style:style>
    <style:style style:name="P25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7" style:parent-style-name="gntyacmbo3b" style:family="text">
      <style:text-properties style:font-name="Lucida Console" style:font-name-asian="Times New Roman" fo:color="#FFFFFF" fo:language="en" fo:country="US"/>
    </style:style>
    <style:style style:name="P25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59" style:parent-style-name="gntyacmbo3b" style:family="text">
      <style:text-properties style:font-name="Lucida Console" style:font-name-asian="Times New Roman" fo:color="#FFFFFF" fo:language="en" fo:country="US"/>
    </style:style>
    <style:style style:name="P26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1" style:parent-style-name="gntyacmbo3b" style:family="text">
      <style:text-properties style:font-name="Lucida Console" style:font-name-asian="Times New Roman" fo:color="#FFFFFF"/>
    </style:style>
    <style:style style:name="P26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3" style:parent-style-name="gntyacmbo3b" style:family="text">
      <style:text-properties style:font-name="Lucida Console" style:font-name-asian="Times New Roman" fo:color="#FFFFFF"/>
    </style:style>
    <style:style style:name="P26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5" style:parent-style-name="gntyacmbo3b" style:family="text">
      <style:text-properties style:font-name="Lucida Console" style:font-name-asian="Times New Roman" fo:color="#FFFFFF"/>
    </style:style>
    <style:style style:name="P26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67" style:parent-style-name="gntyacmbo3b" style:family="text">
      <style:text-properties style:font-name="Lucida Console" style:font-name-asian="Times New Roman" fo:color="#FFFFFF" fo:background-color="#00FF00"/>
    </style:style>
    <style:style style:name="T268" style:parent-style-name="gntyacmbo3b" style:family="text">
      <style:text-properties style:font-name="Lucida Console" style:font-name-asian="Times New Roman" fo:color="#FFFFFF"/>
    </style:style>
    <style:style style:name="T269" style:parent-style-name="gntyacmbo3b" style:family="text">
      <style:text-properties style:font-name="Lucida Console" style:font-name-asian="Times New Roman" fo:color="#FFFFFF" fo:background-color="#00FF00"/>
    </style:style>
    <style:style style:name="P27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1" style:parent-style-name="gntyacmbo3b" style:family="text">
      <style:text-properties style:font-name="Lucida Console" style:font-name-asian="Times New Roman" fo:color="#FFFFFF"/>
    </style:style>
    <style:style style:name="P272" style:parent-style-name="Normal" style:family="paragraph">
      <style:paragraph-properties fo:text-indent="0in"/>
      <style:text-properties fo:language="en" fo:country="US"/>
    </style:style>
    <style:style style:name="P273" style:parent-style-name="ListParagraph" style:list-style-name="LFO2" style:family="paragraph">
      <style:text-properties fo:language="en" fo:country="US"/>
    </style:style>
    <style:style style:name="P274" style:parent-style-name="Normal" style:family="paragraph">
      <style:paragraph-properties fo:text-indent="0in"/>
      <style:text-properties fo:language="en" fo:country="US"/>
    </style:style>
    <style:style style:name="P27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6" style:parent-style-name="gntyacmbo3b" style:family="text">
      <style:text-properties style:font-name="Lucida Console" style:font-name-asian="Times New Roman" fo:color="#FFFFFF" fo:language="en" fo:country="US"/>
    </style:style>
    <style:style style:name="P27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78" style:parent-style-name="gntyacmbo3b" style:family="text">
      <style:text-properties style:font-name="Lucida Console" style:font-name-asian="Times New Roman" fo:color="#FFFFFF" fo:language="en" fo:country="US"/>
    </style:style>
    <style:style style:name="P27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0" style:parent-style-name="gntyacmbo3b" style:family="text">
      <style:text-properties style:font-name="Lucida Console" style:font-name-asian="Times New Roman" fo:color="#FFFFFF" fo:language="en" fo:country="US"/>
    </style:style>
    <style:style style:name="P28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28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3" style:parent-style-name="gntyacmbo3b" style:family="text">
      <style:text-properties style:font-name="Lucida Console" style:font-name-asian="Times New Roman" fo:color="#FFFFFF" fo:language="en" fo:country="US"/>
    </style:style>
    <style:style style:name="P284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5" style:parent-style-name="gntyacmbo3b" style:family="text">
      <style:text-properties style:font-name="Lucida Console" style:font-name-asian="Times New Roman" fo:color="#FFFFFF" fo:language="en" fo:country="US"/>
    </style:style>
    <style:style style:name="P28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7" style:parent-style-name="gntyacmbo3b" style:family="text">
      <style:text-properties style:font-name="Lucida Console" style:font-name-asian="Times New Roman" fo:color="#FFFFFF" fo:language="en" fo:country="US"/>
    </style:style>
    <style:style style:name="P28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89" style:parent-style-name="gntyacmbo3b" style:family="text">
      <style:text-properties style:font-name="Lucida Console" style:font-name-asian="Times New Roman" fo:color="#FFFFFF"/>
    </style:style>
    <style:style style:name="P29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1" style:parent-style-name="gntyacmbo3b" style:family="text">
      <style:text-properties style:font-name="Lucida Console" style:font-name-asian="Times New Roman" fo:color="#FFFFFF"/>
    </style:style>
    <style:style style:name="P29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3" style:parent-style-name="gntyacmbo3b" style:family="text">
      <style:text-properties style:font-name="Lucida Console" style:font-name-asian="Times New Roman" fo:color="#FFFFFF" fo:background-color="#00FF00"/>
    </style:style>
    <style:style style:name="T294" style:parent-style-name="gntyacmbo3b" style:family="text">
      <style:text-properties style:font-name="Lucida Console" style:font-name-asian="Times New Roman" fo:color="#FFFFFF"/>
    </style:style>
    <style:style style:name="T295" style:parent-style-name="gntyacmbo3b" style:family="text">
      <style:text-properties style:font-name="Lucida Console" style:font-name-asian="Times New Roman" fo:color="#FFFFFF" fo:background-color="#00FF00"/>
    </style:style>
    <style:style style:name="P29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297" style:parent-style-name="gntyacmbo3b" style:family="text">
      <style:text-properties style:font-name="Lucida Console" style:font-name-asian="Times New Roman" fo:color="#FFFFFF" fo:background-color="#00FF00"/>
    </style:style>
    <style:style style:name="T298" style:parent-style-name="gntyacmbo3b" style:family="text">
      <style:text-properties style:font-name="Lucida Console" style:font-name-asian="Times New Roman" fo:color="#FFFFFF"/>
    </style:style>
    <style:style style:name="T299" style:parent-style-name="gntyacmbo3b" style:family="text">
      <style:text-properties style:font-name="Lucida Console" style:font-name-asian="Times New Roman" fo:color="#FFFFFF" fo:background-color="#00FF00"/>
    </style:style>
    <style:style style:name="P30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1" style:parent-style-name="gntyacmbo3b" style:family="text">
      <style:text-properties style:font-name="Lucida Console" style:font-name-asian="Times New Roman" fo:color="#FFFFFF"/>
    </style:style>
    <style:style style:name="P302" style:parent-style-name="Normal" style:family="paragraph">
      <style:paragraph-properties fo:text-indent="0in"/>
      <style:text-properties fo:language="en" fo:country="US"/>
    </style:style>
    <style:style style:name="P303" style:parent-style-name="ListParagraph" style:list-style-name="LFO2" style:family="paragraph">
      <style:text-properties fo:language="en" fo:country="US"/>
    </style:style>
    <style:style style:name="P304" style:parent-style-name="ListParagraph" style:list-style-name="LFO2" style:family="paragraph">
      <style:text-properties fo:language="en" fo:country="US"/>
    </style:style>
    <style:style style:name="P305" style:parent-style-name="Normal" style:family="paragraph">
      <style:paragraph-properties fo:text-indent="0in"/>
      <style:text-properties fo:language="en" fo:country="US"/>
    </style:style>
    <style:style style:name="P30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7" style:parent-style-name="gntyacmbo3b" style:family="text">
      <style:text-properties style:font-name="Lucida Console" style:font-name-asian="Times New Roman" fo:color="#FFFFFF" fo:language="en" fo:country="US"/>
    </style:style>
    <style:style style:name="P308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09" style:parent-style-name="gntyacmbo3b" style:family="text">
      <style:text-properties style:font-name="Lucida Console" style:font-name-asian="Times New Roman" fo:color="#FFFFFF" fo:language="en" fo:country="US"/>
    </style:style>
    <style:style style:name="P310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1" style:parent-style-name="gntyacmbo3b" style:family="text">
      <style:text-properties style:font-name="Lucida Console" style:font-name-asian="Times New Roman" fo:color="#FFFFFF" fo:language="en" fo:country="US"/>
    </style:style>
    <style:style style:name="P312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31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4" style:parent-style-name="gntyacmbo3b" style:family="text">
      <style:text-properties style:font-name="Lucida Console" style:font-name-asian="Times New Roman" fo:color="#FFFFFF" fo:language="en" fo:country="US"/>
    </style:style>
    <style:style style:name="P31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6" style:parent-style-name="gntyacmbo3b" style:family="text">
      <style:text-properties style:font-name="Lucida Console" style:font-name-asian="Times New Roman" fo:color="#FFFFFF" fo:language="en" fo:country="US"/>
    </style:style>
    <style:style style:name="P31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18" style:parent-style-name="gntyacmbo3b" style:family="text">
      <style:text-properties style:font-name="Lucida Console" style:font-name-asian="Times New Roman" fo:color="#FFFFFF" fo:language="en" fo:country="US"/>
    </style:style>
    <style:style style:name="P31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0" style:parent-style-name="gntyacmbo3b" style:family="text">
      <style:text-properties style:font-name="Lucida Console" style:font-name-asian="Times New Roman" fo:color="#FFFFFF"/>
    </style:style>
    <style:style style:name="P32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2" style:parent-style-name="gntyacmbo3b" style:family="text">
      <style:text-properties style:font-name="Lucida Console" style:font-name-asian="Times New Roman" fo:color="#FFFFFF" fo:background-color="#00FF00"/>
    </style:style>
    <style:style style:name="T323" style:parent-style-name="gntyacmbo3b" style:family="text">
      <style:text-properties style:font-name="Lucida Console" style:font-name-asian="Times New Roman" fo:color="#FFFFFF"/>
    </style:style>
    <style:style style:name="T324" style:parent-style-name="gntyacmbo3b" style:family="text">
      <style:text-properties style:font-name="Lucida Console" style:font-name-asian="Times New Roman" fo:color="#FFFFFF" fo:background-color="#00FF00"/>
    </style:style>
    <style:style style:name="P32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26" style:parent-style-name="gntyacmbo3b" style:family="text">
      <style:text-properties style:font-name="Lucida Console" style:font-name-asian="Times New Roman" fo:color="#FFFFFF" fo:background-color="#00FF00"/>
    </style:style>
    <style:style style:name="T327" style:parent-style-name="gntyacmbo3b" style:family="text">
      <style:text-properties style:font-name="Lucida Console" style:font-name-asian="Times New Roman" fo:color="#FFFFFF"/>
    </style:style>
    <style:style style:name="T328" style:parent-style-name="gntyacmbo3b" style:family="text">
      <style:text-properties style:font-name="Lucida Console" style:font-name-asian="Times New Roman" fo:color="#FFFFFF" fo:background-color="#00FF00"/>
    </style:style>
    <style:style style:name="P32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0" style:parent-style-name="gntyacmbo3b" style:family="text">
      <style:text-properties style:font-name="Lucida Console" style:font-name-asian="Times New Roman" fo:color="#FFFFFF" fo:background-color="#00FF00"/>
    </style:style>
    <style:style style:name="T331" style:parent-style-name="gntyacmbo3b" style:family="text">
      <style:text-properties style:font-name="Lucida Console" style:font-name-asian="Times New Roman" fo:color="#FFFFFF"/>
    </style:style>
    <style:style style:name="T332" style:parent-style-name="gntyacmbo3b" style:family="text">
      <style:text-properties style:font-name="Lucida Console" style:font-name-asian="Times New Roman" fo:color="#FFFFFF" fo:background-color="#00FF00"/>
    </style:style>
    <style:style style:name="P33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34" style:parent-style-name="gntyacmbo3b" style:family="text">
      <style:text-properties style:font-name="Lucida Console" style:font-name-asian="Times New Roman" fo:color="#FFFFFF"/>
    </style:style>
    <style:style style:name="P335" style:parent-style-name="Normal" style:family="paragraph">
      <style:paragraph-properties fo:text-indent="0in"/>
      <style:text-properties fo:language="en" fo:country="US"/>
    </style:style>
    <style:style style:name="P336" style:parent-style-name="ListParagraph" style:list-style-name="LFO2" style:family="paragraph">
      <style:text-properties fo:language="en" fo:country="US"/>
    </style:style>
    <style:style style:name="P337" style:parent-style-name="ListParagraph" style:list-style-name="LFO2" style:family="paragraph">
      <style:text-properties fo:language="en" fo:country="US"/>
    </style:style>
    <style:style style:name="P338" style:parent-style-name="Normal" style:family="paragraph">
      <style:paragraph-properties fo:text-indent="0in"/>
      <style:text-properties fo:language="en" fo:country="US"/>
    </style:style>
    <style:style style:name="P33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0" style:parent-style-name="gntyacmbo3b" style:family="text">
      <style:text-properties style:font-name="Lucida Console" style:font-name-asian="Times New Roman" fo:color="#FFFFFF" fo:language="en" fo:country="US"/>
    </style:style>
    <style:style style:name="P34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2" style:parent-style-name="gntyacmbo3b" style:family="text">
      <style:text-properties style:font-name="Lucida Console" style:font-name-asian="Times New Roman" fo:color="#FFFFFF" fo:language="en" fo:country="US"/>
    </style:style>
    <style:style style:name="P34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4" style:parent-style-name="gntyacmbo3b" style:family="text">
      <style:text-properties style:font-name="Lucida Console" style:font-name-asian="Times New Roman" fo:color="#FFFFFF" fo:language="en" fo:country="US"/>
    </style:style>
    <style:style style:name="T345" style:parent-style-name="gntyacmbo3b" style:family="text">
      <style:text-properties style:font-name="Lucida Console" style:font-name-asian="Times New Roman" fo:color="#FFFFFF"/>
    </style:style>
    <style:style style:name="P346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P34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48" style:parent-style-name="gntyacmbo3b" style:family="text">
      <style:text-properties style:font-name="Lucida Console" style:font-name-asian="Times New Roman" fo:color="#FFFFFF" fo:language="en" fo:country="US"/>
    </style:style>
    <style:style style:name="P34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0" style:parent-style-name="gntyacmbo3b" style:family="text">
      <style:text-properties style:font-name="Lucida Console" style:font-name-asian="Times New Roman" fo:color="#FFFFFF" fo:language="en" fo:country="US"/>
    </style:style>
    <style:style style:name="P351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2" style:parent-style-name="gntyacmbo3b" style:family="text">
      <style:text-properties style:font-name="Lucida Console" style:font-name-asian="Times New Roman" fo:color="#FFFFFF" fo:language="en" fo:country="US"/>
    </style:style>
    <style:style style:name="P35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4" style:parent-style-name="gntyacmbo3b" style:family="text">
      <style:text-properties style:font-name="Lucida Console" style:font-name-asian="Times New Roman" fo:color="#FFFFFF"/>
    </style:style>
    <style:style style:name="P355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56" style:parent-style-name="gntyacmbo3b" style:family="text">
      <style:text-properties style:font-name="Lucida Console" style:font-name-asian="Times New Roman" fo:color="#FFFFFF" fo:background-color="#00FF00"/>
    </style:style>
    <style:style style:name="T357" style:parent-style-name="gntyacmbo3b" style:family="text">
      <style:text-properties style:font-name="Lucida Console" style:font-name-asian="Times New Roman" fo:color="#FFFFFF"/>
    </style:style>
    <style:style style:name="T358" style:parent-style-name="gntyacmbo3b" style:family="text">
      <style:text-properties style:font-name="Lucida Console" style:font-name-asian="Times New Roman" fo:color="#FFFFFF" fo:background-color="#00FF00"/>
    </style:style>
    <style:style style:name="P359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0" style:parent-style-name="gntyacmbo3b" style:family="text">
      <style:text-properties style:font-name="Lucida Console" style:font-name-asian="Times New Roman" fo:color="#FFFFFF" fo:background-color="#00FF00"/>
    </style:style>
    <style:style style:name="T361" style:parent-style-name="gntyacmbo3b" style:family="text">
      <style:text-properties style:font-name="Lucida Console" style:font-name-asian="Times New Roman" fo:color="#FFFFFF"/>
    </style:style>
    <style:style style:name="T362" style:parent-style-name="gntyacmbo3b" style:family="text">
      <style:text-properties style:font-name="Lucida Console" style:font-name-asian="Times New Roman" fo:color="#FFFFFF" fo:background-color="#00FF00"/>
    </style:style>
    <style:style style:name="P363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4" style:parent-style-name="gntyacmbo3b" style:family="text">
      <style:text-properties style:font-name="Lucida Console" style:font-name-asian="Times New Roman" fo:color="#FFFFFF" fo:background-color="#00FF00"/>
    </style:style>
    <style:style style:name="T365" style:parent-style-name="gntyacmbo3b" style:family="text">
      <style:text-properties style:font-name="Lucida Console" style:font-name-asian="Times New Roman" fo:color="#FFFFFF"/>
    </style:style>
    <style:style style:name="T366" style:parent-style-name="gntyacmbo3b" style:family="text">
      <style:text-properties style:font-name="Lucida Console" style:font-name-asian="Times New Roman" fo:color="#FFFFFF" fo:background-color="#00FF00"/>
    </style:style>
    <style:style style:name="P367" style:parent-style-name="HTMLPreformatted" style:family="paragraph">
      <style:paragraph-properties style:line-break="normal" fo:background-color="#0F0F0F">
        <style:background-fill draw:fill="solid" draw:fill-color="#0F0F0F"/>
      </style:paragraph-properties>
    </style:style>
    <style:style style:name="T368" style:parent-style-name="gntyacmbo3b" style:family="text">
      <style:text-properties style:font-name="Lucida Console" style:font-name-asian="Times New Roman" fo:color="#FFFFFF" fo:background-color="#00FF00"/>
    </style:style>
    <style:style style:name="T369" style:parent-style-name="gntyacmbo3b" style:family="text">
      <style:text-properties style:font-name="Lucida Console" style:font-name-asian="Times New Roman" fo:color="#FFFFFF"/>
    </style:style>
    <style:style style:name="T370" style:parent-style-name="gntyacmbo3b" style:family="text">
      <style:text-properties style:font-name="Lucida Console" style:font-name-asian="Times New Roman" fo:color="#FFFFFF" fo:background-color="#00FF00"/>
    </style:style>
    <style:style style:name="P371" style:parent-style-name="Normal" style:family="paragraph">
      <style:paragraph-properties fo:text-indent="0in"/>
      <style:text-properties fo:language="en" fo:country="US"/>
    </style:style>
    <style:style style:name="P372" style:parent-style-name="ListParagraph" style:list-style-name="LFO2" style:family="paragraph">
      <style:text-properties fo:language="en" fo:country="US"/>
    </style:style>
    <style:style style:name="P373" style:parent-style-name="ListParagraph" style:list-style-name="LFO2" style:family="paragraph">
      <style:text-properties fo:language="en" fo:country="US"/>
    </style:style>
    <style:style style:name="P374" style:parent-style-name="ListParagraph" style:list-style-name="LFO2" style:family="paragraph">
      <style:text-properties fo:language="en" fo:country="US"/>
    </style:style>
    <style:style style:name="P375" style:parent-style-name="ListParagraph" style:list-style-name="LFO2" style:family="paragraph">
      <style:text-properties fo:language="en" fo:country="US"/>
    </style:style>
  </office:automatic-styles>
  <office:body>
    <office:text text:use-soft-page-breaks="true">
      <text:p text:style-name="P1">Tukey post-hoc test</text:p>
      <text:p text:style-name="P2"/>
      <text:p text:style-name="P3">$pvt_reaction_time</text:p>
      <text:p text:style-name="P4"><text:s text:c="2"/>Tukey multiple comparisons of means</text:p>
      <text:p text:style-name="P5"><text:s text:c="4"/>95% family-wise confidence level</text:p>
      <text:p text:style-name="P6"/>
      <text:p text:style-name="P7">$`as.factor(cluster)`</text:p>
      <text:p text:style-name="P8"><text:s text:c="11"/>diff <text:s text:c="9"/>lwr <text:s text:c="8"/>upr <text:s text:c="4"/>p adj</text:p>
      <text:p text:style-name="P9"><text:span text:style-name="T10">2-1</text:span><text:span text:style-name="T11"><text:s/>-0.08578629 -0.122061992 -0.04951058<text:s/></text:span><text:span text:style-name="T12">0.0000002</text:span></text:p>
      <text:p text:style-name="P13"><text:span text:style-name="T14">3-1</text:span><text:span text:style-name="T15"><text:s/>-0.06956511 -0.110930099 -0.02820012<text:s/></text:span><text:span text:style-name="T16">0.0002071</text:span></text:p>
      <text:p text:style-name="P17">4-1 <text:s/>0.04445552 -0.006461266 <text:s/>0.09537230 0.1081343</text:p>
      <text:p text:style-name="P18">3-2 <text:s/>0.01622118 -0.020762294 <text:s/>0.05320465 0.6563956</text:p>
      <text:p text:style-name="P19"><text:span text:style-name="T20">4-2</text:span><text:span text:style-name="T21"><text:s text:c="2"/>0.13024180 <text:s/>0.082815718 <text:s/>0.17766789<text:s/></text:span><text:span text:style-name="T22">0.0000000</text:span></text:p>
      <text:p text:style-name="P23"><text:span text:style-name="T24">4-3</text:span><text:span text:style-name="T25"><text:s text:c="2"/>0.11402063 <text:s/>0.062597194 <text:s/>0.16544406<text:s/></text:span><text:span text:style-name="T26">0.0000010</text:span></text:p>
      <text:p text:style-name="P27">Significant differences between:</text:p>
      <text:list text:style-name="LFO2" text:continue-numbering="true">
        <text:list-item>
          <text:p text:style-name="P28">C1 and C2</text:p>
        </text:list-item>
        <text:list-item>
          <text:p text:style-name="P29">C1 and C3</text:p>
        </text:list-item>
        <text:list-item>
          <text:p text:style-name="P30">C2 and C4</text:p>
        </text:list-item>
        <text:list-item>
          <text:p text:style-name="P31">C3 and C4</text:p>
        </text:list-item>
      </text:list>
      <text:p text:style-name="P32">C2 and C3 lower means,<text:s/>C1 and C4 higher means</text:p>
      <text:p text:style-name="P33"/>
      <text:p text:style-name="P34"><text:span text:style-name="T35">$nback_miss_1</text:span></text:p>
      <text:p text:style-name="P36"><text:span text:style-name="T37"><text:s text:c="2"/>Tukey multiple comparisons of means</text:span></text:p>
      <text:p text:style-name="P38"><text:span text:style-name="T39"><text:s text:c="4"/>95% family-wise confidence level</text:span></text:p>
      <text:p text:style-name="P40"/>
      <text:p text:style-name="P41"><text:span text:style-name="T42">$`as.factor(cluster)`</text:span></text:p>
      <text:p text:style-name="P43"><text:span text:style-name="T44"><text:s text:c="9"/>diff <text:s text:c="7"/>lwr <text:s text:c="6"/>upr <text:s text:c="4"/>p adj</text:span></text:p>
      <text:p text:style-name="P45"><text:span text:style-name="T46">2-1</text:span><text:span text:style-name="T47"><text:s/>-5.231237 -8.9132304 -1.549244<text:s/></text:span><text:span text:style-name="T48">0.0021132</text:span></text:p>
      <text:p text:style-name="P49"><text:span text:style-name="T50">3-1 -1.246324 -5.4448803 <text:s/>2.952233 0.8621712</text:span></text:p>
      <text:p text:style-name="P51"><text:span text:style-name="T52">4-1 <text:s/>3.816176 -1.3518897 <text:s/>8.984243 0.2190899</text:span></text:p>
      <text:p text:style-name="P53"><text:span text:style-name="T54">3-2</text:span><text:span text:style-name="T55"><text:s text:c="2"/>3.984914 <text:s/>0.2310822 <text:s/>7.738745<text:s/></text:span><text:span text:style-name="T56">0.0332465</text:span></text:p>
      <text:p text:style-name="P57"><text:span text:style-name="T58">4-2</text:span><text:span text:style-name="T59"><text:s text:c="2"/>9.047414 <text:s/>4.2336543 13.861173<text:s/></text:span><text:span text:style-name="T60">0.0000312</text:span></text:p>
      <text:p text:style-name="P61"><text:span text:style-name="T62">4-3 <text:s/>5.062500 -0.1569910 10.281991 0.0605568</text:span></text:p>
      <text:p text:style-name="P63">Significant differences between:</text:p>
      <text:list text:style-name="LFO2" text:continue-numbering="true">
        <text:list-item>
          <text:p text:style-name="P64">C2 has fewer misses than C1/C3/C4</text:p>
        </text:list-item>
      </text:list>
      <text:p text:style-name="P65"/>
      <text:p text:style-name="P66"><text:span text:style-name="T67">$nback_miss_2</text:span></text:p>
      <text:p text:style-name="P68"><text:span text:style-name="T69"><text:s text:c="2"/>Tukey multiple comparisons of means</text:span></text:p>
      <text:p text:style-name="P70"><text:span text:style-name="T71"><text:s text:c="4"/>95% family-wise confidence level</text:span></text:p>
      <text:p text:style-name="P72"/>
      <text:p text:style-name="P73"><text:span text:style-name="T74">$`as.factor(cluster)`</text:span></text:p>
      <text:p text:style-name="P75"><text:span text:style-name="T76"><text:s text:c="9"/>diff <text:s text:c="6"/>lwr <text:s text:c="6"/>upr <text:s text:c="4"/>p adj</text:span></text:p>
      <text:p text:style-name="P77"><text:span text:style-name="T78">2-1</text:span><text:span text:style-name="T79"><text:s/>-4.081136 -6.798489 -1.363783<text:s/></text:span><text:span text:style-name="T80">0.0010521</text:span></text:p>
      <text:p text:style-name="P81"><text:span text:style-name="T82">3-1 <text:s/>1.533088 -1.565494 <text:s/>4.631671 0.5636596</text:span></text:p>
      <text:p text:style-name="P83"><text:span text:style-name="T84">4-1 <text:s/>2.720588 -1.093503 <text:s/>6.534680 0.2464985</text:span></text:p>
      <text:p text:style-name="P85"><text:span text:style-name="T86">3-2</text:span><text:span text:style-name="T87"><text:s text:c="2"/>5.614224 <text:s/>2.843854 <text:s/>8.384595<text:s/></text:span><text:span text:style-name="T88">0.0000072</text:span></text:p>
      <text:p text:style-name="P89"><text:span text:style-name="T90">4-2</text:span><text:span text:style-name="T91"><text:s text:c="2"/>6.801724 <text:s/>3.249115 10.354333<text:s/></text:span><text:span text:style-name="T92">0.0000221</text:span></text:p>
      <text:p text:style-name="P93"><text:span text:style-name="T94">4-3 <text:s/>1.187500 -2.664544 <text:s/>5.039544 0.8483325</text:span></text:p>
      <text:p text:style-name="P95">Significant differences between:</text:p>
      <text:list text:style-name="LFO2" text:continue-numbering="true">
        <text:list-item>
          <text:p text:style-name="P96">C2 has significantly fewer misses than C1/C3/C4</text:p>
        </text:list-item>
      </text:list>
      <text:p text:style-name="P97"/>
      <text:p text:style-name="P98"><text:span text:style-name="T99">$tmt_a_time</text:span></text:p>
      <text:p text:style-name="P100"><text:span text:style-name="T101"><text:s text:c="2"/>Tukey multiple comparisons of means</text:span></text:p>
      <text:p text:style-name="P102"><text:span text:style-name="T103"><text:s text:c="4"/>95% family-wise confidence level</text:span></text:p>
      <text:p text:style-name="P104"/>
      <text:p text:style-name="P105"><text:span text:style-name="T106">$`as.factor(cluster)`</text:span></text:p>
      <text:soft-page-break/>
      <text:p text:style-name="P107"><text:span text:style-name="T108"><text:s text:c="8"/>diff <text:s text:c="8"/>lwr <text:s text:c="6"/>upr <text:s text:c="4"/>p adj</text:span></text:p>
      <text:p text:style-name="P109"><text:span text:style-name="T110">2-1</text:span><text:span text:style-name="T111"><text:s/>-6.41931 -11.2270158 -1.611605<text:s/></text:span><text:span text:style-name="T112">0.0042911</text:span></text:p>
      <text:p text:style-name="P113"><text:span text:style-name="T114">3-1 <text:s/>5.01750 <text:s/>-0.4647005 10.499700 0.0846176</text:span></text:p>
      <text:p text:style-name="P115"><text:span text:style-name="T116">4-1</text:span><text:span text:style-name="T117"><text:s/>10.74750 <text:s text:c="2"/>3.9993777 17.495622<text:s/></text:span><text:span text:style-name="T118">0.0004691</text:span></text:p>
      <text:p text:style-name="P119"><text:span text:style-name="T120">3-2</text:span><text:span text:style-name="T121"><text:s/>11.43681 <text:s text:c="2"/>6.5353030 16.338318<text:s/></text:span><text:span text:style-name="T122">0.0000003</text:span></text:p>
      <text:p text:style-name="P123"><text:span text:style-name="T124">4-2</text:span><text:span text:style-name="T125"><text:s/>17.16681 <text:s/>10.8813185 23.452302<text:s/></text:span><text:span text:style-name="T126">0.0000000</text:span></text:p>
      <text:p text:style-name="P127"><text:span text:style-name="T128">4-3 <text:s/>5.73000 <text:s/>-1.0852695 12.545269 0.1295358</text:span></text:p>
      <text:p text:style-name="P129">Significant differences between:</text:p>
      <text:list text:style-name="LFO2" text:continue-numbering="true">
        <text:list-item>
          <text:p text:style-name="P130">C1 has a significantly longer<text:s/>completion<text:s/>time than C2</text:p>
        </text:list-item>
        <text:list-item>
          <text:p text:style-name="P131">C4 has a significantly longer<text:s/>completion<text:s/>time than C1</text:p>
        </text:list-item>
        <text:list-item>
          <text:p text:style-name="P132">C3 and C4 have a significantly longer<text:s/>completion<text:s/>time than C2</text:p>
        </text:list-item>
      </text:list>
      <text:p text:style-name="P133">C2 perfoming better(best) (shorter time) and C4 performing worse (longer time)</text:p>
      <text:p text:style-name="P134"/>
      <text:p text:style-name="P135"><text:span text:style-name="T136">$tmt_b_time</text:span></text:p>
      <text:p text:style-name="P137"><text:span text:style-name="T138"><text:s text:c="2"/>Tukey multiple comparisons of means</text:span></text:p>
      <text:p text:style-name="P139"><text:span text:style-name="T140"><text:s text:c="4"/>95% family-wise confidence level</text:span></text:p>
      <text:p text:style-name="P141"/>
      <text:p text:style-name="P142"><text:span text:style-name="T143">$`as.factor(cluster)`</text:span></text:p>
      <text:p text:style-name="P144"><text:span text:style-name="T145"><text:s text:c="9"/>diff <text:s text:c="7"/>lwr <text:s text:c="6"/>upr <text:s text:c="4"/>p adj</text:span></text:p>
      <text:p text:style-name="P146"><text:span text:style-name="T147">2-1 -3.565822 -17.016576 <text:s/>9.884933 0.8972061</text:span></text:p>
      <text:p text:style-name="P148"><text:span text:style-name="T149">3-1</text:span><text:span text:style-name="T150"><text:s/>20.666140 <text:s text:c="2"/>5.328318 36.003962<text:s/></text:span><text:span text:style-name="T151">0.0038863</text:span></text:p>
      <text:p text:style-name="P152"><text:span text:style-name="T153">4-1</text:span><text:span text:style-name="T154"><text:s/>41.836765 <text:s/>22.957211 60.716318<text:s/></text:span><text:span text:style-name="T155">0.0000010</text:span></text:p>
      <text:p text:style-name="P156"><text:span text:style-name="T157">3-2</text:span><text:span text:style-name="T158"><text:s/>24.231961 <text:s/>10.518773 37.945150<text:s/></text:span><text:span text:style-name="T159">0.0000926</text:span></text:p>
      <text:p text:style-name="P160"><text:span text:style-name="T161">4-2</text:span><text:span text:style-name="T162"><text:s/>45.402586 <text:s/>27.817357 62.987816<text:s/></text:span><text:span text:style-name="T163">0.0000000</text:span></text:p>
      <text:p text:style-name="P164"><text:span text:style-name="T165">4-3</text:span><text:span text:style-name="T166"><text:s/>21.170625 <text:s text:c="2"/>2.103210 40.238040<text:s/></text:span><text:span text:style-name="T167">0.0237167</text:span></text:p>
      <text:p text:style-name="P168">Significant differences between:</text:p>
      <text:list text:style-name="LFO2" text:continue-numbering="true">
        <text:list-item>
          <text:p text:style-name="P169">C3 and C4 have a significantly longer completion time than C1 and C2</text:p>
        </text:list-item>
        <text:list-item>
          <text:p text:style-name="P170">C4 has a longer completion time than C3</text:p>
        </text:list-item>
      </text:list>
      <text:p text:style-name="P171">C4 has the longest completion times overall, followed by C3. No significant differences between C1 and C2.</text:p>
      <text:p text:style-name="P172"/>
      <text:p text:style-name="P173"><text:span text:style-name="T174">$tmt_diff</text:span></text:p>
      <text:p text:style-name="P175"><text:span text:style-name="T176"><text:s text:c="2"/>Tukey multiple comparisons of means</text:span></text:p>
      <text:p text:style-name="P177"><text:span text:style-name="T178"><text:s text:c="4"/>95% family-wise confidence level</text:span></text:p>
      <text:p text:style-name="P179"/>
      <text:p text:style-name="P180"><text:span text:style-name="T181">$`as.factor(cluster)`</text:span></text:p>
      <text:p text:style-name="P182"><text:span text:style-name="T183"><text:s text:c="9"/>diff <text:s text:c="7"/>lwr <text:s text:c="5"/>upr <text:s text:c="4"/>p adj</text:span></text:p>
      <text:p text:style-name="P184"><text:span text:style-name="T185">2-1 <text:s/>2.853489 -9.8423456 15.54932 0.9340371</text:span></text:p>
      <text:p text:style-name="P186"><text:span text:style-name="T187">3-1</text:span><text:span text:style-name="T188"><text:s/>15.648640 <text:s/>1.1716485 30.12563<text:s/></text:span><text:span text:style-name="T189">0.0291140</text:span></text:p>
      <text:p text:style-name="P190"><text:span text:style-name="T191">4-1</text:span><text:span text:style-name="T192"><text:s/>31.089265 13.2693203 48.90921<text:s/></text:span><text:span text:style-name="T193">0.0001147</text:span></text:p>
      <text:p text:style-name="P194"><text:span text:style-name="T195">3-2 12.795151 -0.1483888 25.73869 0.0538206</text:span></text:p>
      <text:p text:style-name="P196"><text:span text:style-name="T197">4-2</text:span><text:span text:style-name="T198"><text:s/>28.235776 11.6375120 44.83404<text:s/></text:span><text:span text:style-name="T199">0.0001728</text:span></text:p>
      <text:p text:style-name="P200"><text:span text:style-name="T201">4-3 15.440625 -2.5566366 33.43789 0.1177839</text:span></text:p>
      <text:p text:style-name="P202">Significant differences between:</text:p>
      <text:list text:style-name="LFO2" text:continue-numbering="true">
        <text:list-item>
          <text:p text:style-name="P203">C3 and C4 have a larger tmt_diff than C1</text:p>
        </text:list-item>
        <text:list-item>
          <text:p text:style-name="P204">C4 has larger tmt_diff than C2</text:p>
        </text:list-item>
        <text:list-item>
          <text:p text:style-name="P205">C3 has a borderline significantly larger tmt_diff than C1 (p=.0538)</text:p>
        </text:list-item>
      </text:list>
      <text:p text:style-name="P206">C4 has the largest tmt_diff overall, followed by C3. No significant difference between C1 and C2.<text:s/></text:p>
      <text:p text:style-name="P207"/>
      <text:p text:style-name="P208"/>
      <text:p text:style-name="P209"/>
      <text:soft-page-break/>
      <text:p text:style-name="P210"><text:span text:style-name="T211">&gt;<text:s/></text:span><text:span text:style-name="T212">tukey_results_withPCS</text:span></text:p>
      <text:p text:style-name="P213"><text:span text:style-name="T214">$pvt_reaction_time</text:span></text:p>
      <text:p text:style-name="P215"><text:span text:style-name="T216"><text:s text:c="2"/>Tukey multiple comparisons of means</text:span></text:p>
      <text:p text:style-name="P217"><text:span text:style-name="T218"><text:s text:c="4"/>95% family-wise confidence level</text:span></text:p>
      <text:p text:style-name="P219"/>
      <text:p text:style-name="P220"><text:span text:style-name="T221">$`as.factor(withPCS_data$cluster)`</text:span></text:p>
      <text:p text:style-name="P222"><text:span text:style-name="T223"><text:s text:c="11"/>diff <text:s text:c="8"/>lwr <text:s text:c="8"/>upr <text:s text:c="4"/>p adj</text:span></text:p>
      <text:p text:style-name="P224"><text:span text:style-name="T225">2-1</text:span><text:span text:style-name="T226"><text:s/>-0.09151648 -0.15308321 -0.02994975<text:s/></text:span><text:span text:style-name="T227">0.0015539</text:span></text:p>
      <text:p text:style-name="P228"><text:span text:style-name="T229">3-1</text:span><text:span text:style-name="T230"><text:s/>-0.07562839 -0.13303966 -0.01821712<text:s/></text:span><text:span text:style-name="T231">0.0056594</text:span></text:p>
      <text:p text:style-name="P232"><text:span text:style-name="T233">4-1 <text:s/>0.03408476 -0.03453483 <text:s/>0.10270435 0.5481039</text:span></text:p>
      <text:p text:style-name="P234"><text:span text:style-name="T235">3-2 <text:s/>0.01588808 -0.04567864 <text:s/>0.07745481 0.8993494</text:span></text:p>
      <text:p text:style-name="P236"><text:span text:style-name="T237">4-2</text:span><text:span text:style-name="T238"><text:s text:c="2"/>0.12560124 <text:s/>0.05346902 <text:s/>0.19773345<text:s/></text:span><text:span text:style-name="T239">0.0001985</text:span></text:p>
      <text:p text:style-name="P240"><text:span text:style-name="T241">4-3</text:span><text:span text:style-name="T242"><text:s text:c="2"/>0.10971315 <text:s/>0.04109356 <text:s/>0.17833274<text:s/></text:span><text:span text:style-name="T243">0.0006354</text:span></text:p>
      <text:p text:style-name="P244">Significant differences between:</text:p>
      <text:list text:style-name="LFO2" text:continue-numbering="true">
        <text:list-item>
          <text:p text:style-name="P245">WithPCS: C2 and C3 have lower reaction time compared to C1 and C4</text:p>
        </text:list-item>
      </text:list>
      <text:p text:style-name="P246"/>
      <text:p text:style-name="P247"><text:span text:style-name="T248">$nback_miss_1</text:span></text:p>
      <text:p text:style-name="P249"><text:span text:style-name="T250"><text:s text:c="2"/>Tukey multiple comparisons of means</text:span></text:p>
      <text:p text:style-name="P251"><text:span text:style-name="T252"><text:s text:c="4"/>95% family-wise confidence level</text:span></text:p>
      <text:p text:style-name="P253"/>
      <text:p text:style-name="P254"><text:span text:style-name="T255">$`as.factor(withPCS_data$cluster)`</text:span></text:p>
      <text:p text:style-name="P256"><text:span text:style-name="T257"><text:s text:c="10"/>diff <text:s text:c="7"/>lwr <text:s text:c="6"/>upr <text:s text:c="4"/>p adj</text:span></text:p>
      <text:p text:style-name="P258"><text:span text:style-name="T259">2-1 -2.1538462 -7.5331982 <text:s/>3.225506 0.7069502</text:span></text:p>
      <text:p text:style-name="P260"><text:span text:style-name="T261">3-1 -0.4615385 -5.4778101 <text:s/>4.554733 0.9946249</text:span></text:p>
      <text:p text:style-name="P262"><text:span text:style-name="T263">4-1 <text:s/>4.5604396 -1.4351518 10.556031 0.1907776</text:span></text:p>
      <text:p text:style-name="P264"><text:span text:style-name="T265">3-2 <text:s/>1.6923077 -3.6870443 <text:s/>7.071660 0.8330410</text:span></text:p>
      <text:p text:style-name="P266"><text:span text:style-name="T267">4-2</text:span><text:span text:style-name="T268"><text:s text:c="2"/>6.7142857 <text:s/>0.4117812 13.016790<text:s/></text:span><text:span text:style-name="T269">0.0329792</text:span></text:p>
      <text:p text:style-name="P270"><text:span text:style-name="T271">4-3 <text:s/>5.0219780 -0.9736133 11.017569 0.1284298</text:span></text:p>
      <text:p text:style-name="P272">Significant differences between:</text:p>
      <text:list text:style-name="LFO2" text:continue-numbering="true">
        <text:list-item>
          <text:p text:style-name="P273">WithPCS: C4 has more misses than C2</text:p>
        </text:list-item>
      </text:list>
      <text:p text:style-name="P274"/>
      <text:p text:style-name="P275"><text:span text:style-name="T276">$nback_miss_2</text:span></text:p>
      <text:p text:style-name="P277"><text:span text:style-name="T278"><text:s text:c="2"/>Tukey multiple comparisons of means</text:span></text:p>
      <text:p text:style-name="P279"><text:span text:style-name="T280"><text:s text:c="4"/>95% family-wise confidence level</text:span></text:p>
      <text:p text:style-name="P281"/>
      <text:p text:style-name="P282"><text:span text:style-name="T283">$`as.factor(withPCS_data$cluster)`</text:span></text:p>
      <text:p text:style-name="P284"><text:span text:style-name="T285"><text:s text:c="9"/>diff <text:s text:c="9"/>lwr <text:s text:c="7"/>upr <text:s text:c="4"/>p adj</text:span></text:p>
      <text:p text:style-name="P286"><text:span text:style-name="T287">2-1 -2.953846 -6.406693012 <text:s/>0.4990007 0.1165725</text:span></text:p>
      <text:p text:style-name="P288"><text:span text:style-name="T289">3-1 <text:s/>1.692308 -1.527488605 <text:s/>4.9121040 0.5006464</text:span></text:p>
      <text:p text:style-name="P290"><text:span text:style-name="T291">4-1 <text:s/>3.846154 -0.002238804 <text:s/>7.6945465 0.0501812</text:span></text:p>
      <text:p text:style-name="P292"><text:span text:style-name="T293">3-2</text:span><text:span text:style-name="T294"><text:s text:c="2"/>4.646154 <text:s/>1.193306988 <text:s/>8.0990007<text:s/></text:span><text:span text:style-name="T295">0.0045828</text:span></text:p>
      <text:p text:style-name="P296"><text:span text:style-name="T297">4-2</text:span><text:span text:style-name="T298"><text:s text:c="2"/>6.800000 <text:s/>2.754608892 10.8453911<text:s/></text:span><text:span text:style-name="T299">0.0003262</text:span></text:p>
      <text:p text:style-name="P300"><text:span text:style-name="T301">4-3 <text:s/>2.153846 -1.694546497 <text:s/>6.0022388 0.4461893</text:span></text:p>
      <text:p text:style-name="P302">Significant differences between:</text:p>
      <text:list text:style-name="LFO2" text:continue-numbering="true">
        <text:list-item>
          <text:p text:style-name="P303">WithPCS: C3 and C4 have more misses than C2</text:p>
        </text:list-item>
        <text:list-item>
          <text:p text:style-name="P304">WithPCS: C4 shows a borderline significant increase in misses compared to C1</text:p>
        </text:list-item>
      </text:list>
      <text:p text:style-name="P305"/>
      <text:p text:style-name="P306"><text:span text:style-name="T307">$tmt_a_time</text:span></text:p>
      <text:p text:style-name="P308"><text:span text:style-name="T309"><text:s text:c="2"/>Tukey multiple comparisons of means</text:span></text:p>
      <text:p text:style-name="P310"><text:span text:style-name="T311"><text:s text:c="4"/>95% family-wise confidence level</text:span></text:p>
      <text:p text:style-name="P312"/>
      <text:p text:style-name="P313"><text:span text:style-name="T314">$`as.factor(withPCS_data$cluster)`</text:span></text:p>
      <text:p text:style-name="P315"><text:span text:style-name="T316"><text:s text:c="9"/>diff <text:s text:c="7"/>lwr <text:s text:c="6"/>upr <text:s text:c="4"/>p adj</text:span></text:p>
      <text:p text:style-name="P317"><text:span text:style-name="T318">2-1 -6.001231 -13.289150 <text:s/>1.286689 0.1384971</text:span></text:p>
      <text:p text:style-name="P319"><text:span text:style-name="T320">3-1 <text:s/>4.920769 <text:s/>-1.875251 11.716789 0.2272833</text:span></text:p>
      <text:p text:style-name="P321"><text:span text:style-name="T322">4-1</text:span><text:span text:style-name="T323"><text:s text:c="2"/>9.909341 <text:s text:c="2"/>1.786543 18.032138<text:s/></text:span><text:span text:style-name="T324">0.0114840</text:span></text:p>
      <text:p text:style-name="P325"><text:span text:style-name="T326">3-2</text:span><text:span text:style-name="T327"><text:s/>10.922000 <text:s text:c="2"/>3.634081 18.209919<text:s/></text:span><text:span text:style-name="T328">0.0014120</text:span></text:p>
      <text:p text:style-name="P329"><text:span text:style-name="T330">4-2</text:span><text:span text:style-name="T331"><text:s/>15.910571 <text:s text:c="2"/>7.371970 24.449173<text:s/></text:span><text:span text:style-name="T332">0.0000718</text:span></text:p>
      <text:p text:style-name="P333"><text:span text:style-name="T334">4-3 <text:s/>4.988571 <text:s/>-3.134226 13.111369 0.3645171</text:span></text:p>
      <text:p text:style-name="P335">Significant differences between:</text:p>
      <text:soft-page-break/>
      <text:list text:style-name="LFO2" text:continue-numbering="true">
        <text:list-item>
          <text:p text:style-name="P336">WithPCS: C4 longer time compared to C1 and C2</text:p>
        </text:list-item>
        <text:list-item>
          <text:p text:style-name="P337">WithPCS: C3<text:s/>longer time compared to C2</text:p>
        </text:list-item>
      </text:list>
      <text:p text:style-name="P338"/>
      <text:p text:style-name="P339"><text:span text:style-name="T340">$tmt_b_time</text:span></text:p>
      <text:p text:style-name="P341"><text:span text:style-name="T342"><text:s text:c="2"/>Tukey multiple comparisons of means</text:span></text:p>
      <text:p text:style-name="P343"><text:span text:style-name="T344"><text:s text:c="4"/></text:span><text:span text:style-name="T345">95% family-wise confidence level</text:span></text:p>
      <text:p text:style-name="P346"/>
      <text:p text:style-name="P347"><text:span text:style-name="T348">$`as.factor(withPCS_data$cluster)`</text:span></text:p>
      <text:p text:style-name="P349"><text:span text:style-name="T350"><text:s text:c="9"/>diff <text:s text:c="8"/>lwr <text:s text:c="5"/>upr <text:s text:c="4"/>p adj</text:span></text:p>
      <text:p text:style-name="P351"><text:span text:style-name="T352">2-1 -4.254308 -24.6613495 16.15273 0.9434081</text:span></text:p>
      <text:p text:style-name="P353"><text:span text:style-name="T354">3-1 18.397692 <text:s/>-0.6319723 37.42736 0.0613105</text:span></text:p>
      <text:p text:style-name="P355"><text:span text:style-name="T356">4-1</text:span><text:span text:style-name="T357"><text:s/>44.746264 <text:s/>22.0014642 67.49106<text:s/></text:span><text:span text:style-name="T358">0.0000299</text:span></text:p>
      <text:p text:style-name="P359"><text:span text:style-name="T360">3-2</text:span><text:span text:style-name="T361"><text:s/>22.652000 <text:s text:c="2"/>2.2449582 43.05904<text:s/></text:span><text:span text:style-name="T362">0.0245488</text:span></text:p>
      <text:p text:style-name="P363"><text:span text:style-name="T364">4-2</text:span><text:span text:style-name="T365"><text:s/>49.000571 <text:s/>25.0914701 72.90967<text:s/></text:span><text:span text:style-name="T366">0.0000149</text:span></text:p>
      <text:p text:style-name="P367"><text:span text:style-name="T368">4-3</text:span><text:span text:style-name="T369"><text:s/>26.348571 <text:s text:c="2"/>3.6037718 49.09337<text:s/></text:span><text:span text:style-name="T370">0.0176636</text:span></text:p>
      <text:p text:style-name="P371">Significant differences between:</text:p>
      <text:list text:style-name="LFO2" text:continue-numbering="true">
        <text:list-item>
          <text:p text:style-name="P372">WithPCS: C4 longer time compared to C1,C2 and C3</text:p>
        </text:list-item>
        <text:list-item>
          <text:p text:style-name="P373">WithPCS: C3 longer time compared to C2</text:p>
        </text:list-item>
        <text:list-item>
          <text:p text:style-name="P374">WithPCS: Borderline significant difference between C3 and C1</text:p>
        </text:list-item>
        <text:list-item>
          <text:p text:style-name="P37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ucida Console" svg:font-family="Lucida Console" style:font-family-generic="modern" style:font-pitch="fixed" svg:panose-1="2 11 6 9 4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HTMLPreformatted" style:display-name="HTML Preformatted" style:family="paragraph" style:parent-style-name="Normal">
      <style:paragraph-properties fo:text-align="start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/>
    </style:style>
    <style:style style:name="gntyacmbo3b" style:display-name="gntyacmbo3b" style:family="text" style:parent-style-name="DefaultParagraphFont"/>
    <style:style style:name="gntyacmbf4b" style:display-name="gntyacmbf4b" style:family="text" style:parent-style-name="DefaultParagraphFont"/>
    <style:style style:name="gntyacmbe3b" style:display-name="gntyacmbe3b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17:15:00Z</meta:creation-date>
    <dc:date>2024-07-08T17:59:00Z</dc:date>
    <meta:template xlink:href="Normal.dotm" xlink:type="simple"/>
    <meta:editing-cycles>11</meta:editing-cycles>
    <meta:editing-duration>PT0S</meta:editing-duration>
    <meta:user-defined meta:name="GrammarlyDocumentId">7a64cbdb-7780-4642-82ea-41af99f16bae</meta:user-defined>
    <meta:document-statistic meta:page-count="4" meta:paragraph-count="200" meta:word-count="859" meta:character-count="6401" meta:row-count="205" meta:non-whitespace-character-count="5742"/>
  </office:meta>
</office:document-meta>
</file>